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Semibold1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39cm"/>
    </style:style>
    <style:style style:name="gr3" style:family="graphic" style:parent-style-name="standard">
      <style:graphic-properties draw:stroke="none" draw:fill="none" fo:min-height="0.961cm"/>
    </style:style>
    <style:style style:name="gr4" style:family="graphic" style:parent-style-name="standard">
      <style:graphic-properties draw:stroke="none" draw:fill="none" fo:min-height="1.475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</style:style>
    <style:style style:name="P4" style:family="paragraph">
      <style:paragraph-properties fo:text-align="start"/>
    </style:style>
    <style:style style:name="T1" style:family="text">
      <style:text-properties style:font-name="Liberation Serif"/>
    </style:style>
    <style:style style:name="T2" style:family="text">
      <style:text-properties style:font-name="Source Sans Pro Semibold1"/>
    </style:style>
    <style:style style:name="T3" style:family="text">
      <style:text-properties style:text-position="super 58%"/>
    </style:style>
    <style:style style:name="T4" style:family="text">
      <style:text-properties fo:color="#a09600" fo:background-color="transparent"/>
    </style:style>
    <style:style style:name="T5" style:family="text">
      <style:text-properties fo:color="#9a6704" fo:background-color="transparen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text-position="33% 58%" style:font-name="Liberation Serif" fo:font-size="28pt" style:font-size-asian="28pt" style:font-size-complex="28pt"/>
    </style:style>
    <style:style style:name="T8" style:family="text">
      <style:text-properties style:text-position="33% 58%"/>
    </style:style>
    <style:style style:name="T9" style:family="text">
      <style:text-properties style:text-position="0% 100%" fo:font-size="22pt" style:font-size-asian="22pt" style:font-size-complex="22pt"/>
    </style:style>
    <style:style style:name="T10" style:family="text">
      <style:text-properties style:text-position="0% 100%" fo:font-size="18pt" style:font-size-asian="18pt" style:font-size-complex="18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ML Evaluation – 2<text:line-break/>Home Loan Prediction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<text:span text:style-name="T1">Team Name = Acche Log</text:span></text:p>
            <text:p><text:span text:style-name="T2"/></text:p>
            <text:p><text:span text:style-name="T1">Akash Anand (MT2022009)</text:span></text:p>
            <text:p><text:span text:style-name="T1">Ayush Agarwal (MT2022027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eprocessing After 1<text:span text:style-name="T3">st</text:span> Evalu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We checked for the skewness and found ("ext_source_2", "amt_annuity", "amt_credit”) to be skewed.</text:p>
              </text:list-item>
              <text:list-item>
                <text:p/>
              </text:list-item>
              <text:list-item>
                <text:p>- Created a notebook and did all the corresponding preprocessing on the test_data as done in the training_data.</text:p>
              </text:list-item>
              <text:list-item>
                <text:p/>
              </text:list-item>
              <text:list-item>
                <text:p>- Created a notebook which will take intersection of training and testing preprocessed data.</text:p>
              </text:list-item>
              <text:list-item>
                <text:p><text:span text:style-name="T4">(list = [value for value in coloumn_train if value in coloumn_test])</text:span></text:p>
              </text:list-item>
              <text:list-item>
                <text:p/>
              </text:list-item>
              <text:list-item>
                <text:p>- Finally created a new dataset with these final processed testing and training data.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coring and Train_Test_Split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Here it was specified we have to compute f1_macro score.</text:p>
              </text:list-item>
              <text:list-item>
                <text:p>- Macro-averaging computes the value of a metric for each class and returns an unweighted average of the individual values.</text:p>
              </text:list-item>
              <text:list-item>
                <text:p>- <text:span text:style-name="T5">f1_score(y_test, y_pred, average=”macro”)</text:span> Using this we can compute f1_macro </text:p>
              </text:list-item>
              <text:list-item>
                <text:p/>
              </text:list-item>
              <text:list-item>
                <text:p>-We have divided our training data such that 30% data will be used to test model performance and 70% data is used for model training.</text:p>
              </text:list-item>
              <text:list-item>
                <text:p>- After checking the f1_macro socore if good we then use the whole 100% of training data to train the model and then use it for predi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dels Implemented</text:p>
          </draw:text-box>
        </draw:frame>
        <draw:frame presentation:style-name="pr5" draw:layer="layout" svg:width="25.5cm" svg:height="13cm" svg:x="1cm" svg:y="5cm" presentation:class="outline" presentation:user-transformed="true">
          <draw:text-box>
            <text:list text:style-name="L3">
              <text:list-item>
                <text:p>1) Logistic Regression</text:p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6">We know that our target was very unbalanced so we used class_weight = balanced.</text:span></text:p>
              </text:list-item>
              <text:list-item>
                <text:p><text:span text:style-name="T6">After trying out both, balanced on gave more score (0.52464).</text:span></text:p>
              </text:list-item>
              <text:list-item>
                <text:p><text:span text:style-name="T6"/></text:p>
              </text:list-item>
            </text:list>
          </draw:text-box>
        </draw:frame>
        <draw:frame draw:style-name="gr2" draw:text-style-name="P3" draw:layer="layout" svg:width="20.437cm" svg:height="0.989cm" svg:x="2.4cm" svg:y="6.8cm">
          <draw:text-box>
            <text:p>LogisticRegression(class_weight='balanced', max_iter = 2000)</text:p>
          </draw:text-box>
        </draw:frame>
        <draw:frame draw:style-name="gr3" draw:text-style-name="P3" draw:layer="layout" svg:width="12.216cm" svg:height="1.211cm" svg:x="2.4cm" svg:y="8.4cm">
          <draw:text-box>
            <text:p>LogisticRegression(max_iter = 2000)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dels Implemented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2) Gaussian Naive Bayes</text:p>
              </text:list-item>
              <text:list-item>
                <text:p text:style-name="P4"><text:span text:style-name="T7">model_gnb = GaussianNB()</text:span></text:p>
              </text:list-item>
              <text:list-item>
                <text:p text:style-name="P4"><text:span text:style-name="T7">model_gnb.fit(X_train, y_train)</text:span></text:p>
              </text:list-item>
              <text:list-item>
                <text:p text:style-name="P4"><text:span text:style-name="T7">y_pred = model_gnb.predict(X_test)</text:span></text:p>
              </text:list-item>
              <text:list-item>
                <text:p text:style-name="P4"><text:span text:style-name="T7">f1_score(y_test, y_pred, average='macro')</text:span></text:p>
              </text:list-item>
              <text:list-item>
                <text:p text:style-name="P4"><text:span text:style-name="T8">Accuracy Score = 0.09883234558113987</text:span></text:p>
              </text:list-item>
              <text:list-item>
                <text:p text:style-name="P4"><text:span text:style-name="T9">This was very low score so we did not use Gaussian Naive Bayes any further.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Models Implemented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3) Decision Tree</text:p>
              </text:list-item>
              <text:list-item>
                <text:p text:style-name="P4"><text:span text:style-name="T9">- We also tried GridSearch for “max_depth” parameter. </text:span></text:p>
              </text:list-item>
              <text:list-item>
                <text:p text:style-name="P4"><text:span text:style-name="T9"/></text:p>
              </text:list-item>
              <text:list-item>
                <text:p text:style-name="P4"><text:span text:style-name="T10">- DecisionTreeClassifier(max_depth=27,random_state=1024, class_weight = 'balanced', max_features = None, splitter = 'best')</text:span></text:p>
              </text:list-item>
              <text:list-item>
                <text:p>=&gt; After training we got f1_score = <text:span text:style-name="T11">0.5536399</text:span></text:p>
              </text:list-item>
              <text:list-item>
                <text:p><text:span text:style-name="T12">=&gt; After submission this model gave = </text:span><text:span text:style-name="T6">0.54317</text:span></text:p>
              </text:list-item>
              <text:list-item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Models Implemented</text:p>
          </draw:text-box>
        </draw:frame>
        <draw:frame presentation:style-name="pr5" draw:layer="layout" svg:width="25.5cm" svg:height="13cm" svg:x="1cm" svg:y="5.4cm" presentation:class="outline" presentation:user-transformed="true">
          <draw:text-box>
            <text:list text:style-name="L3">
              <text:list-item>
                <text:p>4) Random Forest</text:p>
              </text:list-item>
              <text:list-item>
                <text:p><text:span text:style-name="T9">- For random forest we tried out with some parameters and gave some random values and it gave good results.</text:span></text:p>
                <text:p><text:span text:style-name="T13">- Here we used “max_depth”, “n_estimators”, “max_features”, “oob_score”, “class_weight” parameters and tried some random values.</text:span></text:p>
              </text:list-item>
              <text:list-item>
                <text:p/>
              </text:list-item>
              <text:list-item>
                <text:p/>
                <text:p text:style-name="P4"><text:span text:style-name="T9">This gave us the best f1_macro score = 0.54532 using random forest.</text:span></text:p>
              </text:list-item>
            </text:list>
          </draw:text-box>
        </draw:frame>
        <draw:frame draw:style-name="gr4" draw:text-style-name="P3" draw:layer="layout" svg:width="24.899cm" svg:height="1.725cm" svg:x="1.4cm" svg:y="13.4cm">
          <draw:text-box>
            <text:p>RandomForestClassifier(max_depth=27, n_estimators=10, random_state=1, class_weight = "balanced", max_features = None)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Models Implemented</text:p>
          </draw:text-box>
        </draw:frame>
        <draw:frame presentation:style-name="pr5" draw:layer="layout" svg:width="25.5cm" svg:height="13cm" svg:x="1cm" svg:y="5.4cm" presentation:class="outline" presentation:user-transformed="true">
          <draw:text-box>
            <text:list text:style-name="L3">
              <text:list-item>
                <text:p>5) XGBoost </text:p>
              </text:list-item>
              <text:list-item>
                <text:p><text:span text:style-name="T9">- We tried with xgboost classifier which gave us the best result till now.</text:span></text:p>
                <text:p><text:span text:style-name="T13">- We took some values for “learning_rate” and “gamma” and checked for the f1_score_macro. </text:span></text:p>
              </text:list-item>
              <text:list-item>
                <text:p/>
              </text:list-item>
              <text:list-item>
                <text:p><text:span text:style-name="T9"/></text:p>
              </text:list-item>
              <text:list-item>
                <text:p><text:span text:style-name="T9"/></text:p>
              </text:list-item>
              <text:list-item>
                <text:p><text:span text:style-name="T9">-F1 score for learning_rate = 1 gamma = 7 Score = <text:s/>0.5516912911667182 and after submitting f1_score_macro = 0.55057</text:span></text:p>
              </text:list-item>
              <text:list-item>
                <text:p><text:span text:style-name="T9"/></text:p>
              </text:list-item>
              <text:list-item>
                <text:p><text:span text:style-name="T9">- We also tried to use grid search for hyperparameter tuning but it took too much time.</text:span></text:p>
              </text:list-item>
              <text:list-item>
                <text:p><text:span text:style-name="T9"/></text:p>
              </text:list-item>
            </text:list>
          </draw:text-box>
        </draw:frame>
        <draw:frame draw:style-name="gr4" draw:text-style-name="P3" draw:layer="layout" svg:width="25.652cm" svg:height="1.725cm" svg:x="0.995cm" svg:y="11.235cm">
          <draw:text-box>
            <text:p>XGBClassifier(learning_rate = 1, gamma = 7, n_estimators=50, max_depth=29)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Further Goals</text:p>
          </draw:text-box>
        </draw:frame>
        <draw:frame presentation:style-name="pr5" draw:layer="layout" svg:width="25.5cm" svg:height="13cm" svg:x="0.7cm" svg:y="5.2cm" presentation:class="outline" presentation:user-transformed="true">
          <draw:text-box>
            <text:list text:style-name="L3">
              <text:list-item>
                <text:p>- Preprocessing changes</text:p>
                <text:p><text:span text:style-name="T11">- Using dropped columns</text:span></text:p>
              </text:list-item>
              <text:list-item>
                <text:p><text:span text:style-name="T11">- Dropping more columns</text:span></text:p>
              </text:list-item>
              <text:list-item>
                <text:p><text:span text:style-name="T11">- Decreasing the columns after one-hot-encoding</text:span></text:p>
              </text:list-item>
              <text:list-item>
                <text:p><text:span text:style-name="T13"/></text:p>
              </text:list-item>
              <text:list-item>
                <text:p><text:span text:style-name="T12">- Model</text:span></text:p>
              </text:list-item>
              <text:list-item>
                <text:p><text:span text:style-name="T11">- Light Gradient Boosting Model</text:span></text:p>
              </text:list-item>
              <text:list-item>
                <text:p/>
              </text:list-item>
              <text:list-item>
                <text:p>-Hyperparameter tuning using :-</text:p>
                <text:p><text:span text:style-name="T11">- GridSearch</text:span></text:p>
              </text:list-item>
              <text:list-item>
                <text:p><text:span text:style-name="T11">- Random Search</text:span></text:p>
                <text:p><text:span text:style-name="T13"/></text:p>
              </text:list-item>
              <text:list-item>
                <text:p/>
              </text:list-item>
              <text:list-item>
                <text:p><text:span text:style-name="T9"/></text:p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Semibold1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1-20T23:51:58.861793706</meta:creation-date>
    <meta:editing-duration>PT7H14M44S</meta:editing-duration>
    <meta:editing-cycles>10</meta:editing-cycles>
    <meta:generator>LibreOffice/6.0.7.3$Linux_X86_64 LibreOffice_project/00m0$Build-3</meta:generator>
    <dc:title>Alizarin</dc:title>
    <dc:date>2022-11-30T04:32:42.823072540</dc:date>
    <meta:document-statistic meta:object-count="77"/>
  </office:meta>
</office:document-meta>
</file>